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0724in" svg:y="2.1626in">
            <draw:object draw:notify-on-update-of-ranges="Sheet1.F15:Sheet1.F15 Sheet1.F16:Sheet1.F31 Sheet1.G15:Sheet1.G15 Sheet1.G16:Sheet1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7.5122in" svg:y="6.3268in">
            <draw:object draw:notify-on-update-of-ranges="Sheet1.F38:Sheet1.F38 Sheet1.F39:Sheet1.F58 Sheet1.G38:Sheet1.G38 Sheet1.G39:Sheet1.G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able:cell-range-source table:name="CSV_all" xlink:type="simple" xlink:href="../whatever.csv" table:filter-name="Text - txt - csv (StarCalc)" table:filter-options="9/59/44,34,ANSI,1,,0,false,false,true,false,false,0,false" table:last-column-spanned="3" table:last-row-spanned="17" table:refresh-delay="PT00H00M05S"/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70.09" calcext:value-type="float">
            <text:p>70.0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73.205" calcext:value-type="float">
            <text:p>173.205</text:p>
          </table:table-cell>
          <table:table-cell office:value-type="float" office:value="130.36" calcext:value-type="float">
            <text:p>130.3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9.808" calcext:value-type="float">
            <text:p>259.808</text:p>
          </table:table-cell>
          <table:table-cell office:value-type="float" office:value="180.81" calcext:value-type="float">
            <text:p>180.81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46.41" calcext:value-type="float">
            <text:p>346.41</text:p>
          </table:table-cell>
          <table:table-cell office:value-type="float" office:value="221.44" calcext:value-type="float">
            <text:p>221.4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33.013" calcext:value-type="float">
            <text:p>433.013</text:p>
          </table:table-cell>
          <table:table-cell office:value-type="float" office:value="252.25" calcext:value-type="float">
            <text:p>252.2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19.615" calcext:value-type="float">
            <text:p>519.615</text:p>
          </table:table-cell>
          <table:table-cell office:value-type="float" office:value="273.24" calcext:value-type="float">
            <text:p>273.24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6.218" calcext:value-type="float">
            <text:p>606.218</text:p>
          </table:table-cell>
          <table:table-cell office:value-type="float" office:value="284.41" calcext:value-type="float">
            <text:p>284.4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92.82" calcext:value-type="float">
            <text:p>692.82</text:p>
          </table:table-cell>
          <table:table-cell office:value-type="float" office:value="285.76" calcext:value-type="float">
            <text:p>285.7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79.423" calcext:value-type="float">
            <text:p>779.423</text:p>
          </table:table-cell>
          <table:table-cell office:value-type="float" office:value="277.29" calcext:value-type="float">
            <text:p>277.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52.628" calcext:value-type="float">
            <text:p>952.628</text:p>
          </table:table-cell>
          <table:table-cell office:value-type="float" office:value="230.89" calcext:value-type="float">
            <text:p>230.8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039.23" calcext:value-type="float">
            <text:p>1039.23</text:p>
          </table:table-cell>
          <table:table-cell office:value-type="float" office:value="192.96" calcext:value-type="float">
            <text:p>192.96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125.83" calcext:value-type="float">
            <text:p>1125.83</text:p>
          </table:table-cell>
          <table:table-cell office:value-type="float" office:value="145.21" calcext:value-type="float">
            <text:p>145.2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212.44" calcext:value-type="float">
            <text:p>1212.44</text:p>
          </table:table-cell>
          <table:table-cell office:value-type="float" office:value="87.64" calcext:value-type="float">
            <text:p>87.6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299.04" calcext:value-type="float">
            <text:p>1299.04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able:cell-range-source table:name="CSV_all" xlink:type="simple" xlink:href="../whatever2.csv" table:filter-name="Text - txt - csv (StarCalc)" table:filter-options="9/59/44,34,ANSI,1,,0,false,false,true,false,false,0,false" table:last-column-spanned="3" table:last-row-spanned="22" table:refresh-delay="PT00H00M05S"/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.18" calcext:value-type="float">
            <text:p>50.1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0.54" calcext:value-type="float">
            <text:p>90.5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21.08" calcext:value-type="float">
            <text:p>121.0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141.8" calcext:value-type="float">
            <text:p>141.8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52.7" calcext:value-type="float">
            <text:p>152.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153.78" calcext:value-type="float">
            <text:p>153.7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145.04" calcext:value-type="float">
            <text:p>145.04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126.48" calcext:value-type="float">
            <text:p>126.4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office:value-type="float" office:value="136.66" calcext:value-type="float">
            <text:p>136.6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137.02" calcext:value-type="float">
            <text:p>137.0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127.56" calcext:value-type="float">
            <text:p>127.56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office:value-type="float" office:value="108.28" calcext:value-type="float">
            <text:p>108.28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80" calcext:value-type="float">
            <text:p>780</text:p>
          </table:table-cell>
          <table:table-cell office:value-type="float" office:value="79.18" calcext:value-type="float">
            <text:p>79.18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40" calcext:value-type="float">
            <text:p>840</text:p>
          </table:table-cell>
          <table:table-cell office:value-type="float" office:value="89.36" calcext:value-type="float">
            <text:p>89.36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00" calcext:value-type="float">
            <text:p>900</text:p>
          </table:table-cell>
          <table:table-cell office:value-type="float" office:value="89.72" calcext:value-type="float">
            <text:p>89.72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960" calcext:value-type="float">
            <text:p>960</text:p>
          </table:table-cell>
          <table:table-cell office:value-type="float" office:value="80.26" calcext:value-type="float">
            <text:p>80.26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float" office:value="60.98" calcext:value-type="float">
            <text:p>60.98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31.88" calcext:value-type="float">
            <text:p>31.88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140" calcext:value-type="float">
            <text:p>1140</text:p>
          </table:table-cell>
          <table:table-cell office:value-type="float" office:value="-7.03999" calcext:value-type="float">
            <text:p>-7.0399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00" calcext:value-type="float">
            <text:p>1200</text:p>
          </table:table-cell>
          <table:table-cell office:value-type="float" office:value="-55.78" calcext:value-type="float">
            <text:p>-55.78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260" calcext:value-type="float">
            <text:p>1260</text:p>
          </table:table-cell>
          <table:table-cell office:value-type="float" office:value="-114.34" calcext:value-type="float">
            <text:p>-114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15:15:15.887000000</dc:date>
    <meta:editing-duration>PT10M42S</meta:editing-duration>
    <meta:editing-cycles>2</meta:editing-cycles>
    <meta:generator>LibreOffice/7.3.2.2$Windows_X86_64 LibreOffice_project/49f2b1bff42cfccbd8f788c8dc32c1c309559be0</meta:generator>
    <meta:document-statistic meta:table-count="1" meta:cell-count="11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2cm" svg:y="4.201cm" style:legend-expansion="high" chart:style-name="ch2"/>
        <chart:plot-area chart:style-name="ch3" table:cell-range-address="Sheet1.F15:Sheet1.G31" chart:data-source-has-labels="row" svg:x="0.32cm" svg:y="0.18cm" svg:width="13.672cm" svg:height="8.64cm">
          <chart:coordinate-region svg:x="1.127cm" svg:y="0.38cm" svg:width="12.49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6:Sheet1.G31" chart:label-cell-address="Sheet1.G15:Sheet1.G15" chart:class="chart:scatter">
            <chart:domain table:cell-range-address="Sheet1.F16:Sheet1.F3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 Y</text:p>
                <draw:g>
                  <svg:desc>Sheet1.G15:Sheet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6:Sheet1.F31</svg:desc>
                </draw:g>
              </table:table-cell>
              <table:table-cell office:value-type="float" office:value="0">
                <text:p>0</text:p>
                <draw:g>
                  <svg:desc>Sheet1.G16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6025">
                <text:p>86.6025</text:p>
              </table:table-cell>
              <table:table-cell office:value-type="float" office:value="70.09">
                <text:p>7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.205">
                <text:p>173.205</text:p>
              </table:table-cell>
              <table:table-cell office:value-type="float" office:value="130.36">
                <text:p>130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.808">
                <text:p>259.808</text:p>
              </table:table-cell>
              <table:table-cell office:value-type="float" office:value="180.81">
                <text:p>18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6.41">
                <text:p>346.41</text:p>
              </table:table-cell>
              <table:table-cell office:value-type="float" office:value="221.44">
                <text:p>221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.013">
                <text:p>433.013</text:p>
              </table:table-cell>
              <table:table-cell office:value-type="float" office:value="252.25">
                <text:p>25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9.615">
                <text:p>519.615</text:p>
              </table:table-cell>
              <table:table-cell office:value-type="float" office:value="273.24">
                <text:p>27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.218">
                <text:p>606.218</text:p>
              </table:table-cell>
              <table:table-cell office:value-type="float" office:value="284.41">
                <text:p>284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2.82">
                <text:p>692.82</text:p>
              </table:table-cell>
              <table:table-cell office:value-type="float" office:value="285.76">
                <text:p>285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9.423">
                <text:p>779.423</text:p>
              </table:table-cell>
              <table:table-cell office:value-type="float" office:value="277.29">
                <text:p>277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6.025">
                <text:p>866.02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2.628">
                <text:p>952.628</text:p>
              </table:table-cell>
              <table:table-cell office:value-type="float" office:value="230.89">
                <text:p>230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9.23">
                <text:p>1039.23</text:p>
              </table:table-cell>
              <table:table-cell office:value-type="float" office:value="192.96">
                <text:p>192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5.83">
                <text:p>1125.83</text:p>
              </table:table-cell>
              <table:table-cell office:value-type="float" office:value="145.21">
                <text:p>145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2.44">
                <text:p>1212.44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9.04">
                <text:p>1299.04</text:p>
              </table:table-cell>
              <table:table-cell office:value-type="float" office:value="20.25">
                <text:p>2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F38:Sheet1.G58" chart:data-source-has-labels="row" svg:x="0.498cm" svg:y="0.046cm" svg:width="13.206cm" svg:height="8.643cm">
          <chart:coordinate-region svg:x="1.41cm" svg:y="0.245cm" svg:width="11.922cm" svg:height="8.2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G39:Sheet1.G58" chart:label-cell-address="Sheet1.G38:Sheet1.G38" chart:class="chart:scatter">
            <chart:domain table:cell-range-address="Sheet1.F39:Sheet1.F58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 Y</text:p>
                <draw:g>
                  <svg:desc>Sheet1.G38:Sheet1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F39:Sheet1.F58</svg:desc>
                </draw:g>
              </table:table-cell>
              <table:table-cell office:value-type="float" office:value="50.18">
                <text:p>50.18</text:p>
                <draw:g>
                  <svg:desc>Sheet1.G39:Sheet1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90.54">
                <text:p>9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121.08">
                <text:p>1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153.78">
                <text:p>153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145.04">
                <text:p>145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0">
                <text:p>480</text:p>
              </table:table-cell>
              <table:table-cell office:value-type="float" office:value="126.48">
                <text:p>126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  <table:table-cell office:value-type="float" office:value="136.66">
                <text:p>136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137.02">
                <text:p>137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">
                <text:p>660</text:p>
              </table:table-cell>
              <table:table-cell office:value-type="float" office:value="127.56">
                <text:p>127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0">
                <text:p>720</text:p>
              </table:table-cell>
              <table:table-cell office:value-type="float" office:value="108.28">
                <text:p>108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0">
                <text:p>780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0">
                <text:p>840</text:p>
              </table:table-cell>
              <table:table-cell office:value-type="float" office:value="89.36">
                <text:p>89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89.72">
                <text:p>89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">
                <text:p>960</text:p>
              </table:table-cell>
              <table:table-cell office:value-type="float" office:value="80.26">
                <text:p>8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0">
                <text:p>1020</text:p>
              </table:table-cell>
              <table:table-cell office:value-type="float" office:value="60.98">
                <text:p>60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0">
                <text:p>1080</text:p>
              </table:table-cell>
              <table:table-cell office:value-type="float" office:value="31.88">
                <text:p>3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0">
                <text:p>1140</text:p>
              </table:table-cell>
              <table:table-cell office:value-type="float" office:value="-7.03999">
                <text:p>-7.03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  <table:table-cell office:value-type="float" office:value="-55.78">
                <text:p>-55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